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Sans UI" svg:font-family="'Andale Sans UI'" style:font-family-generic="system" style:font-pitch="variable"/>
    <style:font-face style:name="Andale Sans UI1" svg:font-family="'Andale Sans UI'" style:font-pitch="variable" style:font-charset="x-symbol"/>
    <style:font-face style:name="Andale Sans UI2" svg:font-family="'Andale Sans UI', 'Arial Unicode MS'" style:font-family-generic="swiss" style:font-pitch="variable"/>
    <style:font-face style:name="Andale Sans UI3" svg:font-family="'Andale Sans UI'" style:font-pitch="variable"/>
    <style:font-face style:name="Andale Sans UI4" svg:font-family="'Andale Sans UI'" style:font-family-generic="system" style:font-pitch="variable" style:font-charset="x-symbol"/>
    <style:font-face style:name="Andale Sans UI5" svg:font-family="'Andale Sans UI', 'Arial Unicode MS'" style:font-pitch="variable"/>
    <style:font-face style:name="Andale Sans UI6" svg:font-family="'Andale Sans UI'"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face style:name="Tahoma3" svg:font-family="Tahoma" style:font-family-generic="swiss"/>
    <style:font-face style:name="Tahoma4" svg:font-family="Tahoma"/>
    <style:font-face style:name="Tahoma5" svg:font-family="Tahoma" style:font-family-generic="swiss" style:font-pitch="variable"/>
    <style:font-face style:name="Tahoma6" svg:font-family="Tahoma" style:font-family-generic="system" style:font-pitch="variable" style:font-charset="x-symbol"/>
    <style:font-face style:name="Tahoma7" svg:font-family="Tahoma" style:font-pitch="variable" style:font-charset="x-symbol"/>
    <style:font-face style:name="Times New Roman" svg:font-family="'Times New Roman'" style:font-family-generic="roman" style:font-pitch="variable"/>
    <style:font-face style:name="Times New Roman1" svg:font-family="'Times New Roman'" style:font-family-generic="roman" style:font-pitch="variable" style:font-charset="x-symbol"/>
    <style:font-face style:name="Times New Roman2" svg:font-family="'Times New Roman'" style:font-pitch="variable" style:font-charset="x-symbol"/>
    <style:font-face style:name="Times New Roman3"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draw:auto-grow-height="true" fo:min-height="3.506cm" loext:decorative="false"/>
      <style:paragraph-properties style:writing-mode="lr-tb"/>
    </style:style>
    <style:style style:name="pr2" style:family="presentation" style:parent-style-name="Default-outline1">
      <style:graphic-properties fo:min-height="12.18cm" loext:decorative="false"/>
      <style:paragraph-properties style:writing-mode="lr-tb"/>
    </style:style>
    <style:style style:name="pr3" style:family="presentation" style:parent-style-name="Default-notes">
      <style:graphic-properties draw:fill-color="#ffffff" draw:auto-grow-height="true" fo:min-height="13.365cm" loext:decorative="false"/>
      <style:paragraph-properties style:writing-mode="lr-tb"/>
    </style:style>
    <style:style style:name="pr4" style:family="presentation" style:parent-style-name="Default-title">
      <style:graphic-properties fo:min-height="3.506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outline1">
      <style:graphic-properties fo:min-height="18.873cm" loext:decorative="false"/>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margin-top="0cm" fo:margin-bottom="0.5cm"/>
    </style:style>
    <style:style style:name="P4" style:family="paragraph">
      <style:text-properties fo:color="#000000" loext:opacity="100%" fo:font-weight="bold" style:font-weight-asian="bold" style:font-weight-complex="bold"/>
    </style:style>
    <style:style style:name="P5"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color="#000000" loext:opacity="100%" style:font-name="Arial1" fo:font-size="32pt" fo:font-weight="bold" style:font-size-asian="32pt" style:font-weight-asian="bold" style:font-size-complex="32pt" style:font-weight-complex="bold"/>
    </style:style>
    <style:style style:name="T3" style:family="text">
      <style:text-properties fo:color="#c9211e" loext:opacity="100%" style:font-name="Arial1"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4" style:family="text">
      <style:text-properties fo:color="#2a6099" loext:opacity="100%" style:font-name="Arial1"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5" style:family="text">
      <style:text-properties fo:color="#000000" loext:opacity="100%" style:font-name="Arial1"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6" style:family="text">
      <style:text-properties fo:color="#000000" loext:opacity="100%" style:text-outline="false" style:text-line-through-style="none" style:text-line-through-type="none" style:font-name="Arial1"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ahoma2" style:font-size-complex="32pt" style:language-complex="zxx" style:country-complex="none" style:font-style-complex="normal" style:font-weight-complex="bold" style:text-emphasize="none" style:font-relief="none"/>
    </style:style>
    <style:style style:name="T7" style:family="text">
      <style:text-properties fo:color="#000000" loext:opacity="100%" style:text-outline="false" style:text-line-through-style="none" style:text-line-through-type="none" style:font-name="Arial1" fo:font-size="32pt" fo:language="zxx" fo:country="none" fo:font-style="normal" fo:text-shadow="none" style:text-underline-style="none" fo:font-weight="bold" style:letter-kerning="true" fo:background-color="#ffff00" style:font-name-asian="Andale Sans UI" style:font-size-asian="32pt" style:language-asian="zxx" style:country-asian="none" style:font-style-asian="normal" style:font-weight-asian="bold" style:font-name-complex="Tahoma2" style:font-size-complex="32pt" style:language-complex="zxx" style:country-complex="none" style:font-style-complex="normal" style:font-weight-complex="bold" style:text-emphasize="none" style:font-relief="none"/>
    </style:style>
    <style:style style:name="T8" style:family="text">
      <style:text-properties fo:color="#2a6099" loext:opacity="100%" style:text-outline="false" style:text-line-through-style="none" style:text-line-through-type="none" style:font-name="Arial1"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ahoma2" style:font-size-complex="32pt" style:language-complex="zxx" style:country-complex="none" style:font-style-complex="normal" style:font-weight-complex="bold" style:text-emphasize="none" style:font-relief="none"/>
    </style:style>
    <style:style style:name="T9" style:family="text">
      <style:text-properties fo:color="#000000" loext:opacity="100%" fo:font-weight="bold" style:font-weight-asian="bold" style:font-weight-complex="bold"/>
    </style:style>
    <style:style style:name="T10" style:family="text">
      <style:text-properties fo:language="zxx" fo:country="none" fo:font-weight="bold" style:language-asian="zxx" style:country-asian="none" style:font-weight-asian="bold" style:language-complex="zxx" style:country-complex="none" style:font-weight-complex="bold"/>
    </style:style>
    <style:style style:name="T11" style:family="text">
      <style:text-properties fo:color="#2a6099" loext:opacity="100%" fo:language="zxx" fo:country="none" fo:font-weight="bold" style:language-asian="zxx" style:country-asian="none" style:font-weight-asian="bold" style:language-complex="zxx" style:country-complex="none" style:font-weight-complex="bold"/>
    </style:style>
    <style:style style:name="T12" style:family="text">
      <style:text-properties fo:color="#c9211e" loext:opacity="100%" fo:language="zxx" fo:country="none" fo:font-weight="bold" style:language-asian="zxx" style:country-asian="none" style:font-weight-asian="bold" style:language-complex="zxx" style:country-complex="none"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draw:frame presentation:style-name="pr1" draw:text-style-name="P1" draw:layer="layout" svg:width="25.199cm" svg:height="3.506cm" svg:x="1.4cm" svg:y="0.837cm" presentation:class="title">
          <draw:text-box>
            <text:p><text:span text:style-name="T1">Eschatology 101 series</text:span></text:p>
          </draw:text-box>
        </draw:frame>
        <draw:frame presentation:style-name="pr2" draw:text-style-name="P1" draw:layer="layout" svg:width="12.297cm" svg:height="12.18cm" svg:x="1.4cm" svg:y="4.914cm" presentation:class="outline">
          <draw:text-box>
            <text:list text:style-name="L2">
              <text:list-item>
                <text:p><text:span text:style-name="T1">Zechariah 14</text:span></text:p>
              </text:list-item>
            </text:list>
          </draw:text-box>
        </draw:frame>
        <draw:frame presentation:style-name="pr2" draw:text-style-name="P1" draw:layer="layout" svg:width="12.297cm" svg:height="12.18cm" svg:x="14.313cm" svg:y="4.914cm" presentation:class="outline">
          <draw:text-box>
            <text:list text:style-name="L2">
              <text:list-item>
                <text:p><text:span text:style-name="T1">Future or past?</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3.506cm" svg:x="1.4cm" svg:y="0.837cm" presentation:class="title">
          <draw:text-box>
            <text:p><text:span text:style-name="T1">Contexts to consider</text:span></text:p>
          </draw:text-box>
        </draw:frame>
        <draw:frame presentation:style-name="pr2" draw:text-style-name="P4" draw:layer="layout" svg:width="25.199cm" svg:height="15.427cm" svg:x="1.4cm" svg:y="4.914cm" presentation:class="outline" presentation:user-transformed="true">
          <draw:text-box>
            <text:p><text:span text:style-name="T2">Zechariah 12:1</text:span><text:span text:style-name="T2"><text:line-break/></text:span><text:span text:style-name="T3">The oracle of the word of Yahweh</text:span><text:span text:style-name="T4"> concerning Israel</text:span><text:span text:style-name="T5">...</text:span></text:p>
            <text:p text:style-name="P3"><text:span text:style-name="T6">Zecharaih 9:1</text:span><text:span text:style-name="T6"><text:line-break/></text:span><text:span text:style-name="T5">1. </text:span><text:span text:style-name="T3">The oracle of the word of Yahweh</text:span><text:span text:style-name="T4"> is against the land of Hadrach</text:span><text:span text:style-name="T5">...</text:span></text:p>
            <text:list text:style-name="L2">
              <text:list-item>
                <text:p><text:span text:style-name="T6">Zechariah 14 is a continuation of </text:span><text:span text:style-name="T7">judgment</text:span><text:span text:style-name="T6"> against </text:span><text:span text:style-name="T8">Israel</text:span><text:span text:style-name="T6">, just as the same phrase is used in judgment against </text:span><text:span text:style-name="T4">Hadrach</text:span><text:span text:style-name="T5">.</text:span></text:p>
              </text:list-item>
              <text:list-item>
                <text:p><text:span text:style-name="T9"><text:line-break/></text:span><text:span text:style-name="T9"/></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user-transformed="true">
          <draw:text-box>
            <text:p>Zechariah 12-13 context</text:p>
          </draw:text-box>
        </draw:frame>
        <draw:frame presentation:style-name="pr6" draw:text-style-name="P1" draw:layer="layout" svg:width="25.199cm" svg:height="18.873cm" svg:x="1.4cm" svg:y="3.5cm" presentation:class="outline" presentation:user-transformed="true">
          <draw:text-box>
            <text:list text:style-name="L2">
              <text:list-item>
                <text:p text:style-name="P1"><text:span text:style-name="T1">v1-9</text:span><text:span text:style-name="T1"><text:line-break/></text:span><text:span text:style-name="T1">Was the protection of Jerusalem against hostile powers, probably during the Maccabean period, which God likened to their enemies moving a large stone and hurting themselves,</text:span><text:span text:style-name="T1"><text:line-break/></text:span><text:span text:style-name="T1">which did happen to Antiochus Epiphanes</text:span></text:p>
              </text:list-item>
              <text:list-item>
                <text:p text:style-name="P1"><text:span text:style-name="T1">12:10 – 13:8</text:span><text:span text:style-name="T1"><text:line-break/></text:span><text:span text:style-name="T1">speaks of Jesus' 1st coming</text:span><text:span text:style-name="T1"><text:line-break/></text:span><text:span text:style-name="T1">-the one they pierced -strike the shepherd</text:span></text:p>
              </text:list-item>
              <text:list-item>
                <text:p text:style-name="P1"><text:span text:style-name="T1">13:8-9</text:span><text:span text:style-name="T1"><text:line-break/></text:span><text:span text:style-name="T1">Is the AD 70 judgment and the faithful remnant which survive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 text:style-name="P1"><text:span text:style-name="T1">In Zechariah 12 + 13, God initially was defending Israel through the Macabean revolt</text:span></text:p>
              </text:list-item>
              <text:list-item>
                <text:p text:style-name="P1"><text:span text:style-name="T1">After Israel struck Jesus their Shepherd, that is when judgment against national Israel from the Oracle of the word of Yahweh starts</text:span></text:p>
              </text:list-item>
              <text:list-item>
                <text:p text:style-name="P1"><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4.927cm" svg:x="1.4cm" svg:y="4.914cm" presentation:class="outline" presentation:user-transformed="true">
          <draw:text-box>
            <text:list text:style-name="L2">
              <text:list-item>
                <text:p text:style-name="P3"><text:span text:style-name="T1">Zechariah 13:8</text:span><text:span text:style-name="T1"><text:line-break/></text:span><text:span text:style-name="T10">8. "</text:span><text:span text:style-name="T11">“And it will be in all the land,”</text:span><text:span text:style-name="T11"><text:line-break/></text:span><text:span text:style-name="T11">Declares Yahweh,</text:span><text:span text:style-name="T11"><text:line-break/></text:span><text:span text:style-name="T11">“That </text:span><text:span text:style-name="T12">two parts in it will be cut off and breathe their last</text:span><text:span text:style-name="T11">;</text:span><text:span text:style-name="T11"><text:line-break/></text:span><text:span text:style-name="T11">But </text:span><text:span text:style-name="T12">the third will be left in it</text:span><text:span text:style-name="T11">.</text:span><text:span text:style-name="T10">"</text:span></text:p>
              </text:list-item>
              <text:list-item>
                <text:p text:style-name="P3"><text:span text:style-name="T10">A majority are cut off, but v9 describes the minority who are refined, which were the Jewish Christians</text:span></text:p>
              </text:list-item>
              <text:list-item>
                <text:p text:style-name="P3"><text:span text:style-name="T1">That is where Zechariah 14 continues, describing how that judgment played out</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A study of Revelation</text:p>
          </draw:text-box>
        </draw:frame>
        <draw:frame presentation:style-name="pr2" draw:layer="layout" svg:width="25.199cm" svg:height="12.18cm" svg:x="1.4cm" svg:y="4.914cm" presentation:class="outline">
          <draw:text-box>
            <text:list text:style-name="L2">
              <text:list-item>
                <text:p>Matthew 24, and this passage reveal common judgments on Jerusalem</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The spiritual Jeruslaem</text:p>
          </draw:text-box>
        </draw:frame>
        <draw:frame presentation:style-name="pr2" draw:layer="layout" svg:width="25.199cm" svg:height="12.18cm" svg:x="1.4cm" svg:y="4.914cm" presentation:class="outline">
          <draw:text-box>
            <text:list text:style-name="L2">
              <text:list-item>
                <text:p>Hebrews 12:22</text:p>
              </text:list-item>
            </text:list>
          </draw:text-box>
        </draw:frame>
        <presentation:notes draw:style-name="dp1">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The Dispensational Belief</text:p>
          </draw:text-box>
        </draw:frame>
        <draw:frame presentation:style-name="pr2" draw:layer="layout" svg:width="25.199cm" svg:height="16.193cm" svg:x="1.4cm" svg:y="4.914cm" presentation:class="outline" presentation:user-transformed="true">
          <draw:text-box>
            <text:list text:style-name="L2">
              <text:list-item>
                <text:p>Of Zechariah 12-14 is that they speak of the end of the world, in our future.</text:p>
              </text:list-item>
              <text:list-item>
                <text:p>Jesus said that fleeing to the mountains fulfilled something: <text:line-break/>Luke 21:22<text:line-break/>21. “Then let those who are in Judea flee to the mountains, let those who are in the midst of her depart, and let not those who are in the country enter her.<text:line-break/>22. “For these are the days of vengeance, that all things which are written may be fulfilled.</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What many attribute to a future end of the world was really and end of the old Jerusalem</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Sans UI" svg:font-family="'Andale Sans UI'" style:font-family-generic="system" style:font-pitch="variable"/>
    <style:font-face style:name="Andale Sans UI1" svg:font-family="'Andale Sans UI'" style:font-pitch="variable" style:font-charset="x-symbol"/>
    <style:font-face style:name="Andale Sans UI2" svg:font-family="'Andale Sans UI', 'Arial Unicode MS'" style:font-family-generic="swiss" style:font-pitch="variable"/>
    <style:font-face style:name="Andale Sans UI3" svg:font-family="'Andale Sans UI'" style:font-pitch="variable"/>
    <style:font-face style:name="Andale Sans UI4" svg:font-family="'Andale Sans UI'" style:font-family-generic="system" style:font-pitch="variable" style:font-charset="x-symbol"/>
    <style:font-face style:name="Andale Sans UI5" svg:font-family="'Andale Sans UI', 'Arial Unicode MS'" style:font-pitch="variable"/>
    <style:font-face style:name="Andale Sans UI6" svg:font-family="'Andale Sans UI'"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face style:name="Tahoma3" svg:font-family="Tahoma" style:font-family-generic="swiss"/>
    <style:font-face style:name="Tahoma4" svg:font-family="Tahoma"/>
    <style:font-face style:name="Tahoma5" svg:font-family="Tahoma" style:font-family-generic="swiss" style:font-pitch="variable"/>
    <style:font-face style:name="Tahoma6" svg:font-family="Tahoma" style:font-family-generic="system" style:font-pitch="variable" style:font-charset="x-symbol"/>
    <style:font-face style:name="Tahoma7" svg:font-family="Tahoma" style:font-pitch="variable" style:font-charset="x-symbol"/>
    <style:font-face style:name="Times New Roman" svg:font-family="'Times New Roman'" style:font-family-generic="roman" style:font-pitch="variable"/>
    <style:font-face style:name="Times New Roman1" svg:font-family="'Times New Roman'" style:font-family-generic="roman" style:font-pitch="variable" style:font-charset="x-symbol"/>
    <style:font-face style:name="Times New Roman2" svg:font-family="'Times New Roman'" style:font-pitch="variable" style:font-charset="x-symbol"/>
    <style:font-face style:name="Times New Roman3" svg:font-family="'Times New Roman'"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Andale Sans UI" style:font-size-asian="24pt" style:language-asian="ja" style:country-asian="JP" style:font-name-complex="Tahoma2"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2" style:font-family-asian="'Andale Sans UI', 'Arial Unicode MS'"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8pt" fo:language="zxx" fo:country="none" fo:font-weight="bold" style:font-name-asian="Andale Sans UI2" style:font-family-asian="'Andale Sans UI', 'Arial Unicode MS'" style:font-family-generic-asian="swiss" style:font-pitch-asian="variable" style:font-size-asian="18pt" style:language-asian="zxx" style:country-asian="none" style:font-weight-asian="bold" style:font-name-complex="Arial1" style:font-family-complex="Arial" style:font-family-generic-complex="swiss" style:font-pitch-complex="variable" style:font-size-complex="18pt" style:language-complex="zxx" style:country-complex="none" style:font-weight-complex="bold"/>
    </style:style>
    <style:style style:name="Heading_20_2" style:display-name="Heading 2" style:family="graphic">
      <style:paragraph-properties fo:margin-top="0.623cm" fo:margin-bottom="0.374cm" style:text-autospace="none"/>
      <style:text-properties style:font-name="Arial1"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1" style:font-family-complex="Arial" style:font-family-generic-complex="swiss" style:font-pitch-complex="variable" style:font-size-complex="16pt" style:language-complex="zxx" style:country-complex="none" style:font-weight-complex="bold"/>
    </style:style>
    <style:style style:name="Heading_20_3" style:display-name="Heading 3" style:family="graphic">
      <style:paragraph-properties fo:margin-top="0.436cm" fo:margin-bottom="0.374cm" style:text-autospace="none"/>
      <style:text-properties style:font-name="Arial1" fo:font-family="Arial" style:font-family-generic="swiss" style:font-pitch="variable" fo:font-size="14pt" fo:language="zxx" fo:country="none" fo:font-weight="bold" style:font-name-asian="Andale Sans UI2" style:font-family-asian="'Andale Sans UI', 'Arial Unicode MS'" style:font-family-generic-asian="swiss" style:font-pitch-asian="variable" style:font-size-asian="14pt" style:language-asian="zxx" style:country-asian="none" style:font-weight-asian="bold" style:font-name-complex="Arial1" style:font-family-complex="Arial" style:font-family-generic-complex="swiss" style:font-pitch-complex="variable" style:font-size-complex="14pt" style:language-complex="zxx" style:country-complex="none" style:font-weight-complex="bold"/>
    </style:style>
    <style:style style:name="Heading_20_4" style:display-name="Heading 4" style:family="graphic">
      <style:paragraph-properties fo:margin-top="0.374cm" fo:margin-bottom="0.374cm" style:text-autospace="none"/>
      <style:text-properties style:font-name="Arial1" fo:font-family="Arial" style:font-family-generic="swiss" style:font-pitch="variable" fo:font-size="13pt" fo:language="zxx" fo:country="none" fo:font-style="italic" fo:font-weight="bold" style:font-name-asian="Andale Sans UI2" style:font-family-asian="'Andale Sans UI', 'Arial Unicode MS'" style:font-family-generic-asian="swiss" style:font-pitch-asian="variable" style:font-size-asian="13pt" style:language-asian="zxx" style:country-asian="none" style:font-style-asian="italic" style:font-weight-asian="bold" style:font-name-complex="Arial1" style:font-family-complex="Arial" style:font-family-generic-complex="swiss" style:font-pitch-complex="variable" style:font-size-complex="13pt" style:language-complex="zxx" style:country-complex="none" style:font-style-complex="italic" style:font-weight-complex="bold"/>
    </style:style>
    <style:style style:name="Heading_20_5" style:display-name="Heading 5" style:family="graphic">
      <style:paragraph-properties fo:margin-top="0.374cm" fo:margin-bottom="0.187cm" style:text-autospace="none"/>
      <style:text-properties style:font-name="Arial1" fo:font-family="Arial" style:font-family-generic="swiss" style:font-pitch="variable" fo:font-size="11.5pt" fo:language="zxx" fo:country="none" fo:font-weight="bold" style:font-name-asian="Andale Sans UI2" style:font-family-asian="'Andale Sans UI', 'Arial Unicode MS'" style:font-family-generic-asian="swiss" style:font-pitch-asian="variable" style:font-size-asian="11.5pt" style:language-asian="zxx" style:country-asian="none" style:font-weight-asian="bold" style:font-name-complex="Arial1" style:font-family-complex="Arial" style:font-family-generic-complex="swiss" style:font-pitch-complex="variable" style:font-size-complex="11.5pt" style:language-complex="zxx" style:country-complex="none" style:font-weight-complex="bold"/>
    </style:style>
    <style:style style:name="Heading_20_6" style:display-name="Heading 6" style:family="graphic">
      <style:paragraph-properties fo:margin-top="0.187cm" fo:margin-bottom="0.187cm" style:text-autospace="none"/>
      <style:text-properties style:font-name="Arial1" fo:font-family="Arial" style:font-family-generic="swiss" style:font-pitch="variable" fo:font-size="11.5pt" fo:language="zxx" fo:country="none" fo:font-style="italic" fo:font-weight="bold" style:font-name-asian="Andale Sans UI2" style:font-family-asian="'Andale Sans UI', 'Arial Unicode MS'" style:font-family-generic-asian="swiss" style:font-pitch-asian="variable" style:font-size-asian="11.5pt" style:language-asian="zxx" style:country-asian="none" style:font-style-asian="italic" style:font-weight-asian="bold" style:font-name-complex="Arial1" style:font-family-complex="Arial" style:font-family-generic-complex="swiss" style:font-pitch-complex="variable" style:font-size-complex="11.5pt" style:language-complex="zxx" style:country-complex="none" style:font-style-complex="italic"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complex="italic"/>
    </style:style>
    <style:style style:name="Numbering_20_Symbols" style:display-name="Numbering Symbols" style:family="graphic">
      <style:paragraph-properties style:text-autospace="none"/>
      <style:text-properties fo:color="#000000" loext:opacity="100%" fo:font-weight="normal" style:font-weight-complex="normal"/>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ontents_20_4" style:display-name="Contents 4" style:family="graphic">
      <style:paragraph-properties fo:margin-left="2.644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3" style:font-family-complex="Tahoma" style:font-family-generic-complex="swiss" style:language-complex="zxx" style:country-complex="none"/>
    </style:style>
    <style:style style:name="Index" style:family="graphic">
      <style:paragraph-properties style:text-autospace="none"/>
      <style:text-properties fo:language="zxx" fo:country="none" style:language-asian="zxx" style:country-asian="none" style:font-name-complex="Tahoma3" style:font-family-complex="Tahoma" style:font-family-generic-complex="swiss" style:language-complex="zxx" style:country-complex="none"/>
    </style:style>
    <style:style style:name="Caption" style:family="graphic">
      <style:paragraph-properties fo:margin-top="0.374cm" fo:margin-bottom="0.374cm" style:text-autospace="none"/>
      <style:text-properties fo:font-size="12pt" fo:language="zxx" fo:country="none" fo:font-style="italic" style:font-size-asian="12pt" style:language-asian="zxx" style:country-asian="none" style:font-style-asian="italic" style:font-name-complex="Tahoma3" style:font-family-complex="Tahoma" style:font-family-generic-complex="swiss" style:font-size-complex="12pt" style:language-complex="zxx" style:country-complex="none" style:font-style-complex="italic"/>
    </style:style>
    <style:style style:name="List" style:family="graphic">
      <style:paragraph-properties fo:margin-top="0cm" fo:margin-bottom="0.374cm" style:text-autospace="none"/>
      <style:text-properties fo:language="zxx" fo:country="none" style:language-asian="zxx" style:country-asian="none" style:font-name-complex="Tahoma3" style:font-family-complex="Tahoma" style:font-family-generic-complex="swiss" style:language-complex="zxx" style:country-complex="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Contents_20_3" style:display-name="Contents 3" style:family="graphic">
      <style:paragraph-properties fo:margin-left="1.764cm" fo:margin-right="0cm" fo:text-indent="0cm" style:text-autospace="none" loext:tab-stop-distance="0cm">
        <style:tab-stops>
          <style:tab-stop style:position="28.219cm" style:type="right" style:leader-style="dotted" style:leader-text="."/>
        </style:tab-stops>
      </style:paragraph-properties>
      <style:text-properties fo:language="zxx" fo:country="none" style:language-asian="zxx" style:country-asian="none" style:font-name-complex="Tahoma3" style:font-family-complex="Tahoma" style:font-family-generic-complex="swiss" style:language-complex="zxx" style:country-complex="none"/>
    </style:style>
    <style:style style:name="Contents_20_2" style:display-name="Contents 2" style:family="graphic">
      <style:paragraph-properties fo:margin-left="0.88cm" fo:margin-right="0cm" fo:text-indent="0cm" style:text-autospace="none" loext:tab-stop-distance="0cm">
        <style:tab-stops>
          <style:tab-stop style:position="29.102cm" style:type="right" style:leader-style="dotted" style:leader-text="."/>
        </style:tab-stops>
      </style:paragraph-properties>
      <style:text-properties fo:language="zxx" fo:country="none" style:language-asian="zxx" style:country-asian="none" style:font-name-complex="Tahoma3" style:font-family-complex="Tahoma" style:font-family-generic-complex="swiss" style:language-complex="zxx" style:country-complex="none"/>
    </style:style>
    <style:style style:name="Contents_20_1" style:display-name="Contents 1" style:family="graphic">
      <style:paragraph-properties fo:margin-left="0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3" style:font-family-complex="Tahoma" style:font-family-generic-complex="swiss"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1" style:font-family-complex="Arial" style:font-family-generic-complex="swiss" style:font-pitch-complex="variable" style:font-size-complex="16pt" style:language-complex="zxx" style:country-complex="none"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1" style:font-family-complex="Arial" style:font-family-generic-complex="swiss" style:font-pitch-complex="variable" style:font-size-complex="16pt" style:language-complex="zxx" style:country-complex="none" style:font-weight-complex="bold"/>
    </style:style>
    <style:style style:name="Heading_20_7" style:display-name="Heading 7" style:family="graphic">
      <style:paragraph-properties fo:margin-top="0.187cm" fo:margin-bottom="0.187cm" style:text-autospace="none"/>
      <style:text-properties style:font-name="Arial1" fo:font-family="Arial" style:font-family-generic="swiss" style:font-pitch="variable" fo:font-size="11pt" fo:language="zxx" fo:country="none" fo:font-weight="bold" style:font-name-asian="Andale Sans UI5" style:font-family-asian="'Andale Sans UI', 'Arial Unicode MS'" style:font-pitch-asian="variable" style:font-size-asian="11pt" style:language-asian="zxx" style:country-asian="none" style:font-weight-asian="bold" style:font-name-complex="Arial1" style:font-family-complex="Arial" style:font-family-generic-complex="swiss" style:font-pitch-complex="variable" style:font-size-complex="11pt" style:language-complex="zxx" style:country-complex="none" style:font-weight-complex="bold"/>
    </style:style>
    <style:style style:name="Heading" style:family="graphic">
      <style:paragraph-properties fo:margin-top="0.746cm" fo:margin-bottom="0.374cm" style:text-autospace="none"/>
      <style:text-properties style:font-name="Arial1" fo:font-family="Arial" style:font-family-generic="swiss" style:font-pitch="variable" fo:font-size="14pt" fo:language="zxx" fo:country="none" style:font-name-asian="Andale Sans UI5" style:font-family-asian="'Andale Sans UI', 'Arial Unicode MS'" style:font-pitch-asian="variable" style:language-asian="zxx" style:country-asian="none" style:font-name-complex="Arial1" style:font-family-complex="Arial" style:font-family-generic-complex="swiss" style:font-pitch-complex="variable" style:font-size-complex="14pt" style:language-complex="zxx" style:country-complex="none"/>
    </style:style>
    <style:style style:name="Heading_20_8" style:display-name="Heading 8" style:family="graphic">
      <style:paragraph-properties fo:margin-top="0.187cm" fo:margin-bottom="0.187cm" style:text-autospace="none"/>
      <style:text-properties style:font-name="Arial1" fo:font-family="Arial" style:font-family-generic="swiss" style:font-pitch="variable" fo:font-size="11pt" fo:language="zxx" fo:country="none" fo:font-style="italic" fo:font-weight="bold" style:font-name-asian="Andale Sans UI5" style:font-family-asian="'Andale Sans UI', 'Arial Unicode MS'" style:font-pitch-asian="variable" style:font-size-asian="11pt" style:language-asian="zxx" style:country-asian="none" style:font-style-asian="italic" style:font-weight-asian="bold" style:font-name-complex="Arial1" style:font-family-complex="Arial" style:font-family-generic-complex="swiss" style:font-pitch-complex="variable" style:font-size-complex="11pt" style:language-complex="zxx" style:country-complex="none" style:font-style-complex="italic" style:font-weight-complex="bold"/>
    </style:style>
    <style:style style:name="Heading_20_9" style:display-name="Heading 9" style:family="graphic">
      <style:paragraph-properties fo:margin-top="0.187cm" fo:margin-bottom="0.187cm" style:text-autospace="none"/>
      <style:text-properties style:font-name="Arial1" fo:font-family="Arial" style:font-family-generic="swiss" style:font-pitch="variable" fo:font-size="10.5pt" fo:language="zxx" fo:country="none" fo:font-weight="bold" style:font-name-asian="Andale Sans UI5" style:font-family-asian="'Andale Sans UI', 'Arial Unicode MS'" style:font-pitch-asian="variable" style:font-size-asian="10.5pt" style:language-asian="zxx" style:country-asian="none" style:font-weight-asian="bold" style:font-name-complex="Arial1" style:font-family-complex="Arial" style:font-family-generic-complex="swiss" style:font-pitch-complex="variable" style:font-size-complex="10.5pt" style:language-complex="zxx" style:country-complex="none" style:font-weight-complex="bold"/>
    </style:style>
    <style:style style:name="TOC_20_6" style:display-name="TOC 6" style:family="graphic">
      <style:paragraph-properties fo:margin-left="4.408cm" fo:margin-right="0cm" fo:text-indent="0cm" style:text-autospace="none" loext:tab-stop-distance="0cm">
        <style:tab-stops>
          <style:tab-stop style:position="25.575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5" style:display-name="TOC 5" style:family="graphic">
      <style:paragraph-properties fo:margin-left="3.528cm" fo:margin-right="0cm" fo:text-indent="0cm" style:text-autospace="none" loext:tab-stop-distance="0cm">
        <style:tab-stops>
          <style:tab-stop style:position="26.455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Heading_20_10" style:display-name="Heading 10" style:family="graphic">
      <style:paragraph-properties fo:margin-top="0.187cm" fo:margin-bottom="0.187cm" style:text-autospace="none"/>
      <style:text-properties style:font-name="Arial1" fo:font-family="Arial" style:font-family-generic="swiss" style:font-pitch="variable" fo:font-size="10.5pt" fo:language="zxx" fo:country="none" fo:font-weight="bold" style:font-name-asian="Andale Sans UI5" style:font-family-asian="'Andale Sans UI', 'Arial Unicode MS'" style:font-pitch-asian="variable" style:font-size-asian="10.5pt" style:language-asian="zxx" style:country-asian="none" style:font-weight-asian="bold" style:font-name-complex="Arial1" style:font-family-complex="Arial" style:font-family-generic-complex="swiss" style:font-pitch-complex="variable" style:font-size-complex="10.5pt" style:language-complex="zxx" style:country-complex="none" style:font-weight-complex="bold"/>
    </style:style>
    <style:style style:name="Internet_20_link" style:display-name="Internet link" style:family="graphic">
      <style:graphic-properties style:writing-mode="lr-tb"/>
      <style:paragraph-properties style:text-autospace="none" style:writing-mode="lr-tb"/>
      <style:text-properties fo:color="#000080" loext:opacity="100%" style:font-name="Times New Roman" fo:font-family="'Times New Roman'" style:font-family-generic="roman" style:font-pitch="variable" fo:font-size="12pt" fo:language="de" fo:country="DE" style:text-underline-style="solid" style:text-underline-width="auto" style:text-underline-color="font-color"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Index_20_Link1" style:display-name="Index Link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de" fo:country="DE"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Numbering_20_Symbols1" style:display-name="Numbering Symbols1" style:family="graphic">
      <style:graphic-properties style:writing-mode="lr-tb"/>
      <style:paragraph-properties style:text-autospace="none" style:writing-mode="lr-tb"/>
      <style:text-properties fo:color="#000000" loext:opacity="100%" style:font-name="Times New Roman" fo:font-family="'Times New Roman'" style:font-family-generic="roman" style:font-pitch="variable" fo:font-size="12pt" fo:language="de" fo:country="DE" fo:font-weight="normal" style:letter-kerning="true" style:font-name-asian="Tahoma1" style:font-family-asian="Tahoma"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fa" style:country-complex="IR" style:font-weight-complex="normal"/>
    </style:style>
    <style:style style:name="Emphasis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de" fo:country="DE" fo:font-style="italic" style:letter-kerning="true" style:font-name-asian="Tahoma1" style:font-family-asian="Tahoma" style:font-pitch-asian="variable" style:font-size-asian="12pt" style:language-asian="ja" style:country-asian="JP" style:font-style-asian="italic" style:font-name-complex="Times New Roman" style:font-family-complex="'Times New Roman'" style:font-family-generic-complex="roman" style:font-pitch-complex="variable" style:font-size-complex="12pt" style:language-complex="fa" style:country-complex="IR" style:font-style-complex="italic"/>
    </style:style>
    <style:style style:name="Visited_20_Internet_20_Link" style:display-name="Visited Internet Link" style:family="graphic">
      <style:graphic-properties style:writing-mode="lr-tb"/>
      <style:paragraph-properties style:text-autospace="none" style:writing-mode="lr-tb"/>
      <style:text-properties fo:color="#800000" loext:opacity="100%" style:font-name="Times New Roman" fo:font-family="'Times New Roman'" style:font-family-generic="roman" style:font-pitch="variable" fo:font-size="12pt" fo:language="de" fo:country="DE" style:text-underline-style="solid" style:text-underline-width="auto" style:text-underline-color="font-color"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yellow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yellow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yellow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lightblue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lightblue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lightblue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seetang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seetang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seetang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green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green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green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earth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earth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earth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sun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sun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sun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gray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gray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gray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turquise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turquise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turquise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orange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orange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orange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bw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bw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bw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blue3"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blue2"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blue1" style:family="graphic">
      <style:paragraph-properties fo:margin-top="0cm" fo:margin-bottom="0cm" style:line-height-at-least="0.623cm" style:text-autospace="none"/>
      <style:text-properties fo:color="#ffffff" loext:opacity="100%" style:font-name="Arial" fo:font-family="Arial" style:font-family-generic="roman" style:font-pitch="variable" fo:font-size="18pt" style:letter-kerning="true" style:font-name-asian="Tahoma1" style:font-family-asian="Tahoma" style:font-pitch-asian="variable" style:font-name-complex="Arial" style:font-family-complex="Arial" style:font-family-generic-complex="roman" style:font-pitch-complex="variable" style:font-size-complex="12pt"/>
    </style:style>
    <style:style style:name="Dimension_20_Line" style:display-name="Dimension Line"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Default1" style:family="graphic">
      <style:graphic-properties style:writing-mode="lr-tb"/>
      <style:paragraph-properties fo:margin-top="0cm" fo:margin-bottom="0cm" style:line-height-at-least="0.623cm" style:text-autospace="none" style:writing-mode="lr-tb"/>
      <style:text-properties fo:color="#ffffff" loext:opacity="100%" style:text-outline="false" style:text-line-through-style="none" style:text-line-through-type="none" style:font-name="Tahoma" fo:font-family="Tahoma" style:font-family-generic="roman" style:font-pitch="variable" fo:font-size="18pt" fo:language="de" fo:country="DE" fo:font-style="normal" fo:text-shadow="none" style:text-underline-style="none" fo:font-weight="normal" style:letter-kerning="true" style:font-name-asian="Tahoma1" style:font-family-asian="Tahoma" style:font-pitch-asian="variable" style:font-size-asian="18pt" style:language-asian="ja" style:country-asian="JP" style:font-style-asian="normal" style:font-weight-asian="normal" style:font-name-complex="Tahoma" style:font-family-complex="Tahoma" style:font-family-generic-complex="roman" style:font-pitch-complex="variable" style:font-size-complex="18pt" style:language-complex="fa" style:country-complex="IR" style:font-style-complex="normal" style:font-weight-complex="normal" style:text-emphasize="none"/>
    </style:style>
    <style:style style:name="Heading2" style:family="graphic">
      <style:paragraph-properties fo:margin-top="0.741cm" fo:margin-bottom="0.37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Heading1" style:family="graphic">
      <style:paragraph-properties fo:margin-top="0.741cm" fo:margin-bottom="0.37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itle1" style:family="graphic">
      <style:paragraph-properties fo:margin-top="0cm" fo:margin-bottom="0cm" style:line-height-at-least="0.623cm" fo:text-align="center"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ext_20_body_20_justified" style:display-name="Text body justified" style:family="graphic">
      <style:paragraph-properties fo:margin-top="0cm" fo:margin-bottom="0cm" style:line-height-at-least="0.623cm" fo:text-align="start"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ext_20_body" style:display-name="Text body"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Object_20_with_20_shadow" style:display-name="Object with shadow"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Object_20_with_20_arrow" style:display-name="Object with arrow"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OC_20_4" style:display-name="TOC 4" style:family="graphic">
      <style:paragraph-properties fo:margin-left="2.644cm" fo:margin-right="0cm" fo:text-indent="0cm" style:text-autospace="none" loext:tab-stop-distance="0cm">
        <style:tab-stops>
          <style:tab-stop style:position="27.339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3" style:display-name="TOC 3" style:family="graphic">
      <style:paragraph-properties fo:margin-left="1.764cm" fo:margin-right="0cm" fo:text-indent="0cm" style:text-autospace="none" loext:tab-stop-distance="0cm">
        <style:tab-stops>
          <style:tab-stop style:position="28.219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2" style:display-name="TOC 2" style:family="graphic">
      <style:paragraph-properties fo:margin-left="0.88cm" fo:margin-right="0cm" fo:text-indent="0cm" style:text-autospace="none" loext:tab-stop-distance="0cm">
        <style:tab-stops>
          <style:tab-stop style:position="29.102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1" style:display-name="TOC 1" style:family="graphic">
      <style:paragraph-properties fo:margin-left="0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4" style:font-family-complex="Tahoma" style:language-complex="zxx" style:country-complex="none"/>
    </style:style>
    <style:style style:name="TOC_20_Heading" style:display-name="TOC Heading"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language="zxx" fo:country="none" fo:font-weight="bold" style:font-name-asian="Andale Sans UI5" style:font-family-asian="'Andale Sans UI', 'Arial Unicode MS'" style:font-pitch-asian="variable" style:font-size-asian="16pt" style:language-asian="zxx" style:country-asian="none" style:font-weight-asian="bold" style:font-name-complex="Arial1" style:font-family-complex="Arial" style:font-family-generic-complex="swiss" style:font-pitch-complex="variable" style:font-size-complex="16pt" style:language-complex="zxx" style:country-complex="none" style:font-weight-complex="bold"/>
    </style:style>
    <style:style style:name="Body_20_Text" style:display-name="Body Text" style:family="graphic">
      <style:paragraph-properties fo:margin-top="0cm" fo:margin-bottom="0.374cm" style:text-autospace="none"/>
      <style:text-properties fo:language="zxx" fo:country="none" style:language-asian="zxx" style:country-asian="none" style:language-complex="zxx" style:country-complex="none"/>
    </style:style>
    <style:style style:name="Strong" style:family="graphic">
      <style:paragraph-properties style:text-autospace="none"/>
      <style:text-properties fo:font-weight="bold"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5DT22H21M16S</meta:editing-duration>
    <meta:editing-cycles>77</meta:editing-cycles>
    <meta:generator>LibreOffice/7.6.3.2$Windows_X86_64 LibreOffice_project/29d686fea9f6705b262d369fede658f824154cc0</meta:generator>
    <dc:date>2024-03-25T16:46:46.565000000</dc:date>
    <meta:document-statistic meta:object-count="62"/>
  </office:meta>
</office:document-meta>
</file>